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5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Wisdon Okereke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style-name="ce26"/>
          <table:table-cell table:number-columns-repeated="2" table:style-name="ce26" office:value-type="string">
            <text:p>c</text:p>
          </table:table-cell>
          <table:table-cell table:number-columns-repeated="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ordan McGettigan</text:p>
          </table:table-cell>
          <table:covered-table-cell table:style-name="ce19" table:content-validation-name="val2"/>
          <table:table-cell table:number-columns-repeated="10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Yaddak Mela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James Gregory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10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10">
            <text:p>10</text:p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30">
            <text:p>30</text:p>
          </table:table-cell>
          <table:table-cell table:style-name="ce20" table:formula="of:=[Calculations.K7]" office:value-type="float" office:value="20">
            <text:p>20</text:p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40">
            <text:p>40</text:p>
          </table:table-cell>
          <table:table-cell table:style-name="ce20" table:formula="of:=[Calculations.N7]" office:value-type="float" office:value="60">
            <text:p>60</text:p>
          </table:table-cell>
          <table:table-cell table:style-name="ce20" table:formula="of:=[Calculations.O7]" office:value-type="float" office:value="80">
            <text:p>80</text:p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70">
            <text:p>70</text:p>
          </table:table-cell>
          <table:table-cell table:style-name="ce20" table:formula="of:=[Calculations.S7]" office:value-type="float" office:value="100">
            <text:p>10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Fairhav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osh Agent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Rachel Wald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assidy Letkeman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90">
            <text:p>9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110">
            <text:p>11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30">
            <text:p>130</text:p>
          </table:table-cell>
          <table:table-cell table:style-name="ce38" table:formula="of:=[Calculations.Q58]" office:value-type="float" office:value="160">
            <text:p>160</text:p>
          </table:table-cell>
          <table:table-cell table:style-name="ce20" table:formula="of:=[Calculations.R58]" office:value-type="float" office:value="150">
            <text:p>15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Brooklyn Peter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mb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osh Rempel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Zach Funk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3">
            <text:p>Quiz A13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5">
            <text:p>Westgate 5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00">
            <text:p>100</text:p>
          </table:table-cell>
          <table:table-cell table:style-name="ce58" table:formula="of:=[Calculations.AE16]" office:value-type="float" office:value="10">
            <text:p>10</text:p>
          </table:table-cell>
          <table:table-cell table:style-name="ce58" table:formula="of:=[Calculations.AF16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Fairhaven 1">
            <text:p>Fairhaven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50">
            <text:p>150</text:p>
          </table:table-cell>
          <table:table-cell table:style-name="ce58" table:formula="of:=[Calculations.AE17]" office:value-type="float" office:value="17">
            <text:p>17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2">
            <text:p>Rosthern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20">
            <text:p>20</text:p>
          </table:table-cell>
          <table:table-cell table:style-name="ce58" table:formula="of:=[Calculations.AE18]" office:value-type="float" office:value="1">
            <text:p>1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5">
            <text:p>Westgate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Wisdon Okereke">
            <text:p>Wisdon Okereke</text:p>
          </table:table-cell>
          <table:table-cell table:formula="of:=[Calculations.B2]" office:value-type="float" office:value="60">
            <text:p>6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 office:value-type="string" office:string-value="c">
            <text:p>c</text:p>
          </table:table-cell>
          <table:table-cell table:style-name="ce66" table:formula="of:=[Calculations.K2]" office:value-type="string" office:string-value="e">
            <text:p>e</text:p>
          </table:table-cell>
          <table:table-cell table:style-name="ce66" table:formula="of:=[Calculations.L2]">
            <text:p/>
          </table:table-cell>
          <table:table-cell table:style-name="ce66" table:formula="of:=[Calculations.M2]" office:value-type="string" office:string-value="c">
            <text:p>c</text:p>
          </table:table-cell>
          <table:table-cell table:style-name="ce66" table:formula="of:=[Calculations.N2]" office:value-type="string" office:string-value="c">
            <text:p>c</text:p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ordan McGettigan">
            <text:p>Jordan McGettigan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c">
            <text:p>c</text:p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e">
            <text:p>e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Yaddak Mela">
            <text:p>Yaddak Mela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James Gregory">
            <text:p>James Gregory</text:p>
          </table:table-cell>
          <table:table-cell table:formula="of:=[Calculations.B5]" office:value-type="float" office:value="10">
            <text:p>10</text:p>
          </table:table-cell>
          <table:table-cell table:style-name="ce60" table:formula="of:=[Calculations.C5]" office:value-type="float" office:value="2">
            <text:p>2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e">
            <text:p>e</text:p>
          </table:table-cell>
          <table:table-cell table:style-name="ce66" table:formula="of:=[Calculations.G5]">
            <text:p/>
          </table:table-cell>
          <table:table-cell table:style-name="ce66" table:formula="of:=[Calculations.H5]" office:value-type="string" office:string-value="e">
            <text:p>e</text:p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 office:value-type="string" office:string-value="c">
            <text:p>c</text:p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10">
            <text:p>10</text:p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30">
            <text:p>30</text:p>
          </table:table-cell>
          <table:table-cell table:style-name="ce65" table:formula="of:=[Calculations.K7]" office:value-type="float" office:value="20">
            <text:p>20</text:p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40">
            <text:p>40</text:p>
          </table:table-cell>
          <table:table-cell table:style-name="ce65" table:formula="of:=[Calculations.N7]" office:value-type="float" office:value="60">
            <text:p>60</text:p>
          </table:table-cell>
          <table:table-cell table:style-name="ce65" table:formula="of:=[Calculations.O7]" office:value-type="float" office:value="80">
            <text:p>80</text:p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70">
            <text:p>70</text:p>
          </table:table-cell>
          <table:table-cell table:style-name="ce65" table:formula="of:=[Calculations.S7]" office:value-type="float" office:value="100">
            <text:p>10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Fairhaven 1">
            <text:p>Fairhav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50">
            <text:p>1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osh Agent">
            <text:p>Josh Agent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c">
            <text:p>c</text:p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c">
            <text:p>c</text:p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Rachel Walde">
            <text:p>Rachel Walde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e">
            <text:p>e</text:p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assidy Letkeman">
            <text:p>Cassidy Letkeman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 office:value-type="string" office:string-value="c">
            <text:p>c</text:p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 office:value-type="string" office:string-value="c">
            <text:p>c</text:p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90">
            <text:p>9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110">
            <text:p>11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30">
            <text:p>130</text:p>
          </table:table-cell>
          <table:table-cell table:style-name="ce65" table:formula="of:=[Calculations.Q58]" office:value-type="float" office:value="160">
            <text:p>160</text:p>
          </table:table-cell>
          <table:table-cell table:style-name="ce65" table:formula="of:=[Calculations.R58]" office:value-type="float" office:value="150">
            <text:p>15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2">
            <text:p>Rosther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Brooklyn Peters">
            <text:p>Brooklyn Peters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mb">
            <text:p>mb</text:p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osh Rempel">
            <text:p>Josh Rempel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Zach Funk">
            <text:p>Zach Funk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5">
            <text:p>Westgate 5</text:p>
          </table:table-cell>
          <table:table-cell table:style-name="ce9" table:formula="of:=CONCATENATE([$Quiz.$C$3];[$Quiz.$D$3])" office:value-type="string" office:string-value="A13">
            <text:p>A13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24" table:formula="of:=[Calculations.AE16]" office:value-type="float" office:value="10">
            <text:p>10</text:p>
          </table:table-cell>
          <table:table-cell table:formula="of:=[Calculations.AF1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Fairhaven 1">
            <text:p>Fairhaven 1</text:p>
          </table:table-cell>
          <table:table-cell table:style-name="ce9" table:formula="of:=CONCATENATE([$Quiz.$C$3];[$Quiz.$D$3])" office:value-type="string" office:string-value="A13">
            <text:p>A13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50">
            <text:p>150</text:p>
          </table:table-cell>
          <table:table-cell table:style-name="ce24" table:formula="of:=[Calculations.AE17]" office:value-type="float" office:value="17">
            <text:p>17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2">
            <text:p>Rosthern 2</text:p>
          </table:table-cell>
          <table:table-cell table:style-name="ce9" table:formula="of:=CONCATENATE([$Quiz.$C$3];[$Quiz.$D$3])" office:value-type="string" office:string-value="A13">
            <text:p>A13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20">
            <text:p>20</text:p>
          </table:table-cell>
          <table:table-cell table:style-name="ce24" table:formula="of:=[Calculations.AE18]" office:value-type="float" office:value="1">
            <text:p>1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Wisdon Okereke">
            <text:p>Wisdon Okereke</text:p>
          </table:table-cell>
          <table:table-cell table:style-name="ce24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2]" office:value-type="float" office:value="60">
            <text:p>6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ordan McGettigan">
            <text:p>Jordan McGettigan</text:p>
          </table:table-cell>
          <table:table-cell table:style-name="ce24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Yaddak Mela">
            <text:p>Yaddak Mela</text:p>
          </table:table-cell>
          <table:table-cell table:style-name="ce24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ames Gregory">
            <text:p>James Gregory</text:p>
          </table:table-cell>
          <table:table-cell table:style-name="ce24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]" office:value-type="float" office:value="10">
            <text:p>10</text:p>
          </table:table-cell>
          <table:table-cell table:style-name="ce24" table:formula="of:=[Calculations.C5]" office:value-type="float" office:value="2">
            <text:p>2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Westgate 5">
            <text:p>Westgate 5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sh Agent">
            <text:p>Josh Agent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Rachel Walde">
            <text:p>Rachel Walde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ssidy Letkeman">
            <text:p>Cassidy Letkeman</text:p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Fairhaven 1">
            <text:p>Fairhaven 1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Brooklyn Peters">
            <text:p>Brooklyn Peters</text:p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osh Rempel">
            <text:p>Josh Rempel</text:p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Zach Funk">
            <text:p>Zach Funk</text:p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A13">
            <text:p>A13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5">
            <text:p>Westgate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Wisdon Okereke">
            <text:p>Wisdon Okereke</text:p>
          </table:table-cell>
          <table:table-cell table:style-name="ce77" table:formula="of:=[.S10]*20+[.Z10]+[.Z22]+[.Z32]" office:value-type="float" office:value="60">
            <text:p>6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4">
            <text:p>4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 office:value-type="string" office:string-value="c">
            <text:p>c</text:p>
          </table:table-cell>
          <table:table-cell table:style-name="ce78" table:formula="of:=IF([Quiz.J6]=0;&quot;&quot;;[Quiz.J6])" office:value-type="string" office:string-value="e">
            <text:p>e</text:p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 office:value-type="string" office:string-value="c">
            <text:p>c</text:p>
          </table:table-cell>
          <table:table-cell table:style-name="ce78" table:formula="of:=IF([Quiz.M6]=0;&quot;&quot;;[Quiz.M6])" office:value-type="string" office:string-value="c">
            <text:p>c</text:p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ordan McGettigan">
            <text:p>Jordan McGettigan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c">
            <text:p>c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e">
            <text:p>e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Yaddak Mela">
            <text:p>Yaddak Mela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5">
            <text:p>Westgate 5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2">
            <text:p>12</text:p>
          </table:table-cell>
          <table:table-cell table:style-name="ce78" table:formula="of:=VLOOKUP([.AG$3];TeamPoints;2)+MAX(([.$AC4]-VLOOKUP([.AG$3];TeamPoints;3))/10;0)" office:value-type="float" office:value="11">
            <text:p>11</text:p>
          </table:table-cell>
          <table:table-cell table:style-name="ce78" table:formula="of:=VLOOKUP([.AH$3];TeamPoints;2)+MAX(([.$AC4]-VLOOKUP([.AH$3];TeamPoints;3))/10;0)" office:value-type="float" office:value="10">
            <text:p>10</text:p>
          </table:table-cell>
          <table:table-cell table:style-name="ce78" table:formula="of:=VLOOKUP([.AI$3];TeamPoints;2)+MAX(([.$AC4]-VLOOKUP([.AI$3];TeamPoints;3))/10;0)" office:value-type="float" office:value="10">
            <text:p>10</text:p>
          </table:table-cell>
          <table:table-cell table:style-name="ce78" table:formula="of:=VLOOKUP([.AJ$3];TeamPoints;2)+MAX(([.$AC4]-VLOOKUP([.AJ$3];TeamPoints;3))/10;0)" office:value-type="float" office:value="10">
            <text:p>10</text:p>
          </table:table-cell>
          <table:table-cell table:style-name="ce78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ames Gregory">
            <text:p>James Gregory</text:p>
          </table:table-cell>
          <table:table-cell table:style-name="ce77" table:formula="of:=[.S13]*20+[.Z13]+[.Z25]+[.Z35]" office:value-type="float" office:value="10">
            <text:p>10</text:p>
          </table:table-cell>
          <table:table-cell table:style-name="ce77" table:formula="of:=[.S25]" office:value-type="float" office:value="2">
            <text:p>2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e">
            <text:p>e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 office:value-type="string" office:string-value="e">
            <text:p>e</text:p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 office:value-type="string" office:string-value="c">
            <text:p>c</text:p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Fairhaven 1">
            <text:p>Fairhaven 1</text:p>
          </table:table-cell>
          <table:table-cell table:style-name="ce77" table:formula="of:=[.$S$93]" office:value-type="float" office:value="150">
            <text:p>15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7">
            <text:p>17</text:p>
          </table:table-cell>
          <table:table-cell table:style-name="ce78" table:formula="of:=VLOOKUP([.AG$3];TeamPoints;2)+MAX(([.$AC5]-VLOOKUP([.AG$3];TeamPoints;3))/10;0)" office:value-type="float" office:value="16">
            <text:p>16</text:p>
          </table:table-cell>
          <table:table-cell table:style-name="ce78" table:formula="of:=VLOOKUP([.AH$3];TeamPoints;2)+MAX(([.$AC5]-VLOOKUP([.AH$3];TeamPoints;3))/10;0)" office:value-type="float" office:value="15">
            <text:p>15</text:p>
          </table:table-cell>
          <table:table-cell table:style-name="ce78" table:formula="of:=VLOOKUP([.AI$3];TeamPoints;2)+MAX(([.$AC5]-VLOOKUP([.AI$3];TeamPoints;3))/10;0)" office:value-type="float" office:value="15">
            <text:p>15</text:p>
          </table:table-cell>
          <table:table-cell table:style-name="ce78" table:formula="of:=VLOOKUP([.AJ$3];TeamPoints;2)+MAX(([.$AC5]-VLOOKUP([.AJ$3];TeamPoints;3))/10;0)" office:value-type="float" office:value="15">
            <text:p>15</text:p>
          </table:table-cell>
          <table:table-cell table:style-name="ce78" table:formula="of:=VLOOKUP([.AK$3];TeamPoints;2)+MAX(([.$AC5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2">
            <text:p>Rosthern 2</text:p>
          </table:table-cell>
          <table:table-cell table:style-name="ce77" table:formula="of:=[.$S$144]" office:value-type="float" office:value="20">
            <text:p>2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10">
            <text:p>1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30">
            <text:p>30</text:p>
          </table:table-cell>
          <table:table-cell table:style-name="ce78" table:formula="of:=IF([.K41]=0;&quot;&quot;;[.K42])" office:value-type="float" office:value="20">
            <text:p>2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40">
            <text:p>40</text:p>
          </table:table-cell>
          <table:table-cell table:style-name="ce78" table:formula="of:=IF([.N41]=0;&quot;&quot;;[.N42])" office:value-type="float" office:value="60">
            <text:p>60</text:p>
          </table:table-cell>
          <table:table-cell table:style-name="ce78" table:formula="of:=IF([.O41]=0;&quot;&quot;;[.O42])" office:value-type="float" office:value="80">
            <text:p>8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70">
            <text:p>70</text:p>
          </table:table-cell>
          <table:table-cell table:style-name="ce78" table:formula="of:=IF([.S41]=0;&quot;&quot;;[.S42])" office:value-type="float" office:value="100">
            <text:p>10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2">
            <text:p>2</text:p>
          </table:table-cell>
          <table:table-cell table:formula="of:=IF(LOWER([.N2])=&quot;c&quot;;[.M10]+1;[.M10])" office:value-type="float" office:value="3">
            <text:p>3</text:p>
          </table:table-cell>
          <table:table-cell table:formula="of:=IF(LOWER([.O2])=&quot;c&quot;;[.N10]+1;[.N10])" office:value-type="float" office:value="3">
            <text:p>3</text:p>
          </table:table-cell>
          <table:table-cell table:formula="of:=IF(LOWER([.P2])=&quot;c&quot;;[.O10]+1;[.O10])" office:value-type="float" office:value="3">
            <text:p>3</text:p>
          </table:table-cell>
          <table:table-cell table:formula="of:=IF(LOWER([.Q2])=&quot;c&quot;;[.P10]+1;[.P10])" office:value-type="float" office:value="3">
            <text:p>3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5">
            <text:p>Westgate 5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Fairhaven 1">
            <text:p>Fairhave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2">
            <text:p>Rosther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Westgate 5">
            <text:p>Westgate 5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HLOOKUP([.AC16];TotalPoints;2)" office:value-type="float" office:value="10">
            <text:p>10</text:p>
          </table:table-cell>
          <table:table-cell table:style-name="ce77" table:formula="of:=[.S28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Fairhaven 1">
            <text:p>Fairhaven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50">
            <text:p>150</text:p>
          </table:table-cell>
          <table:table-cell table:style-name="ce77" table:formula="of:=HLOOKUP([.AC17];TotalPoints;3)" office:value-type="float" office:value="17">
            <text:p>17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2">
            <text:p>Rosthern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20">
            <text:p>20</text:p>
          </table:table-cell>
          <table:table-cell table:style-name="ce77" table:formula="of:=HLOOKUP([.AC18];TotalPoints;4)" office:value-type="float" office:value="1">
            <text:p>1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10">
            <text:p>1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2">
            <text:p>2</text:p>
          </table:table-cell>
          <table:table-cell table:formula="of:=IF(LOWER([.I5])=&quot;e&quot;;[.H25]+1;[.H25])" office:value-type="float" office:value="2">
            <text:p>2</text:p>
          </table:table-cell>
          <table:table-cell table:formula="of:=IF(LOWER([.J5])=&quot;e&quot;;[.I25]+1;[.I25])" office:value-type="float" office:value="2">
            <text:p>2</text:p>
          </table:table-cell>
          <table:table-cell table:formula="of:=IF(LOWER([.K5])=&quot;e&quot;;[.J25]+1;[.J25])" office:value-type="float" office:value="2">
            <text:p>2</text:p>
          </table:table-cell>
          <table:table-cell table:formula="of:=IF(LOWER([.L5])=&quot;e&quot;;[.K25]+1;[.K25])" office:value-type="float" office:value="2">
            <text:p>2</text:p>
          </table:table-cell>
          <table:table-cell table:formula="of:=IF(LOWER([.M5])=&quot;e&quot;;[.L25]+1;[.L25])" office:value-type="float" office:value="2">
            <text:p>2</text:p>
          </table:table-cell>
          <table:table-cell table:formula="of:=IF(LOWER([.N5])=&quot;e&quot;;[.M25]+1;[.M25])" office:value-type="float" office:value="2">
            <text:p>2</text:p>
          </table:table-cell>
          <table:table-cell table:formula="of:=IF(LOWER([.O5])=&quot;e&quot;;[.N25]+1;[.N25])" office:value-type="float" office:value="2">
            <text:p>2</text:p>
          </table:table-cell>
          <table:table-cell table:formula="of:=IF(LOWER([.P5])=&quot;e&quot;;[.O25]+1;[.O25])" office:value-type="float" office:value="2">
            <text:p>2</text:p>
          </table:table-cell>
          <table:table-cell table:formula="of:=IF(LOWER([.Q5])=&quot;e&quot;;[.P25]+1;[.P25])" office:value-type="float" office:value="2">
            <text:p>2</text:p>
          </table:table-cell>
          <table:table-cell table:formula="of:=IF(LOWER([.R5])=&quot;e&quot;;[.Q25]+1;[.Q25])" office:value-type="float" office:value="2">
            <text:p>2</text:p>
          </table:table-cell>
          <table:table-cell table:formula="of:=IF(LOWER([.S5])=&quot;e&quot;;[.R25]+1;[.R25])" office:value-type="float" office:value="2">
            <text:p>2</text:p>
          </table:table-cell>
          <table:table-cell table:formula="of:=IF(LOWER([.T5])=&quot;e&quot;;[.S25]+1;[.S25])" office:value-type="float" office:value="2">
            <text:p>2</text:p>
          </table:table-cell>
          <table:table-cell table:formula="of:=IF(LOWER([.U5])=&quot;e&quot;;[.T25]+1;[.T25])" office:value-type="float" office:value="2">
            <text:p>2</text:p>
          </table:table-cell>
          <table:table-cell table:formula="of:=IF(LOWER([.V5])=&quot;e&quot;;[.U25]+1;[.U25])" office:value-type="float" office:value="2">
            <text:p>2</text:p>
          </table:table-cell>
          <table:table-cell table:formula="of:=IF(LOWER([.W5])=&quot;e&quot;;[.V25]+1;[.V25])" office:value-type="float" office:value="2">
            <text:p>2</text:p>
          </table:table-cell>
          <table:table-cell table:formula="of:=IF(LOWER([.X5])=&quot;e&quot;;[.W25]+1;[.W25])" office:value-type="float" office:value="2">
            <text:p>2</text:p>
          </table:table-cell>
          <table:table-cell table:formula="of:=IF(LOWER([.Y5])=&quot;e&quot;;[.X25]+1;[.X25])" office:value-type="float" office:value="2">
            <text:p>2</text:p>
          </table:table-cell>
          <table:table-cell table:formula="of:=IF([.S25]&gt;1;([.S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2">
            <text:p>2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3">
            <text:p>3</text:p>
          </table:table-cell>
          <table:table-cell table:formula="of:=SUM([.L22:.L26])" office:value-type="float" office:value="3">
            <text:p>3</text:p>
          </table:table-cell>
          <table:table-cell table:formula="of:=SUM([.M22:.M26])" office:value-type="float" office:value="3">
            <text:p>3</text:p>
          </table:table-cell>
          <table:table-cell table:formula="of:=SUM([.N22:.N26])" office:value-type="float" office:value="3">
            <text:p>3</text:p>
          </table:table-cell>
          <table:table-cell table:formula="of:=SUM([.O22:.O26])" office:value-type="float" office:value="3">
            <text:p>3</text:p>
          </table:table-cell>
          <table:table-cell table:formula="of:=SUM([.P22:.P26])" office:value-type="float" office:value="3">
            <text:p>3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4">
            <text:p>4</text:p>
          </table:table-cell>
          <table:table-cell table:formula="of:=SUM([.S22:.S26])" office:value-type="float" office:value="4">
            <text:p>4</text:p>
          </table:table-cell>
          <table:table-cell table:formula="of:=SUM([.T22:.T26])" office:value-type="float" office:value="4">
            <text:p>4</text:p>
          </table:table-cell>
          <table:table-cell table:formula="of:=SUM([.U22:.U26])" office:value-type="float" office:value="4">
            <text:p>4</text:p>
          </table:table-cell>
          <table:table-cell table:formula="of:=SUM([.V22:.V26])" office:value-type="float" office:value="4">
            <text:p>4</text:p>
          </table:table-cell>
          <table:table-cell table:formula="of:=SUM([.W22:.W26])" office:value-type="float" office:value="4">
            <text:p>4</text:p>
          </table:table-cell>
          <table:table-cell table:formula="of:=SUM([.X22:.X26])" office:value-type="float" office:value="4">
            <text:p>4</text:p>
          </table:table-cell>
          <table:table-cell table:formula="of:=SUM([.Y22:.Y2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-10">
            <text:p>-1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-10">
            <text:p>-1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-10">
            <text:p>-1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-10">
            <text:p>-1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10">
            <text:p>10</text:p>
          </table:table-cell>
          <table:table-cell table:formula="of:=[.H42]+[.I41]" office:value-type="float" office:value="10">
            <text:p>10</text:p>
          </table:table-cell>
          <table:table-cell table:formula="of:=[.I42]+[.J41]" office:value-type="float" office:value="30">
            <text:p>3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true">
            <text:p>TRU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Fairhaven 1">
            <text:p>Fairhav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sh Agent">
            <text:p>Josh Agent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 office:value-type="string" office:string-value="c">
            <text:p>c</text:p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c">
            <text:p>c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Rachel Walde">
            <text:p>Rachel Walde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e">
            <text:p>e</text:p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ssidy Letkeman">
            <text:p>Cassidy Letkeman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 office:value-type="string" office:string-value="c">
            <text:p>c</text:p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 office:value-type="string" office:string-value="c">
            <text:p>c</text:p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90">
            <text:p>9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110">
            <text:p>11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30">
            <text:p>130</text:p>
          </table:table-cell>
          <table:table-cell table:style-name="ce78" table:formula="of:=IF([.Q92]=0;&quot;&quot;;[.Q93])" office:value-type="float" office:value="160">
            <text:p>160</text:p>
          </table:table-cell>
          <table:table-cell table:style-name="ce78" table:formula="of:=IF([.R92]=0;&quot;&quot;;[.R93])" office:value-type="float" office:value="150">
            <text:p>15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2">
            <text:p>2</text:p>
          </table:table-cell>
          <table:table-cell table:formula="of:=IF(LOWER([.H53])=&quot;c&quot;;[.G61]+1;[.G61])" office:value-type="float" office:value="2">
            <text:p>2</text:p>
          </table:table-cell>
          <table:table-cell table:formula="of:=IF(LOWER([.I53])=&quot;c&quot;;[.H61]+1;[.H61])" office:value-type="float" office:value="3">
            <text:p>3</text:p>
          </table:table-cell>
          <table:table-cell table:formula="of:=IF(LOWER([.J53])=&quot;c&quot;;[.I61]+1;[.I61])" office:value-type="float" office:value="3">
            <text:p>3</text:p>
          </table:table-cell>
          <table:table-cell table:formula="of:=IF(LOWER([.K53])=&quot;c&quot;;[.J61]+1;[.J61])" office:value-type="float" office:value="3">
            <text:p>3</text:p>
          </table:table-cell>
          <table:table-cell table:formula="of:=IF(LOWER([.L53])=&quot;c&quot;;[.K61]+1;[.K61])" office:value-type="float" office:value="3">
            <text:p>3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10">
            <text:p>1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10">
            <text:p>1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30">
            <text:p>3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3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90">
            <text:p>9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30">
            <text:p>130</text:p>
          </table:table-cell>
          <table:table-cell table:formula="of:=[.P93]+[.Q92]" office:value-type="float" office:value="160">
            <text:p>160</text:p>
          </table:table-cell>
          <table:table-cell table:formula="of:=[.Q93]+[.R92]" office:value-type="float" office:value="150">
            <text:p>150</text:p>
          </table:table-cell>
          <table:table-cell table:formula="of:=[.R93]+[.S92]" office:value-type="float" office:value="150">
            <text:p>150</text:p>
          </table:table-cell>
          <table:table-cell table:formula="of:=[.S93]+[.T92]" office:value-type="float" office:value="150">
            <text:p>150</text:p>
          </table:table-cell>
          <table:table-cell table:formula="of:=[.T93]+[.U92]" office:value-type="float" office:value="150">
            <text:p>150</text:p>
          </table:table-cell>
          <table:table-cell table:formula="of:=[.U93]+[.V92]" office:value-type="float" office:value="150">
            <text:p>150</text:p>
          </table:table-cell>
          <table:table-cell table:formula="of:=[.V93]+[.W92]" office:value-type="float" office:value="150">
            <text:p>150</text:p>
          </table:table-cell>
          <table:table-cell table:formula="of:=[.W93]+[.X92]" office:value-type="float" office:value="150">
            <text:p>150</text:p>
          </table:table-cell>
          <table:table-cell table:formula="of:=[.X93]+[.Y92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2">
            <text:p>Rosther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Brooklyn Peters">
            <text:p>Brooklyn Peters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mb">
            <text:p>mb</text:p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osh Rempel">
            <text:p>Josh Rempel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Zach Funk">
            <text:p>Zach Funk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true">
            <text:p>TRU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09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16:18.75</meta:creation-date>
    <meta:editing-duration>PT7M50S</meta:editing-duration>
    <meta:editing-cycles>2</meta:editing-cycles>
    <meta:generator>OpenOffice/4.1.4$Win32 OpenOffice.org_project/414m5$Build-9788</meta:generator>
    <meta:initial-creator>Conrad Hein</meta:initial-creator>
    <dc:date>2018-11-10T09:39:29.72</dc:date>
    <dc:creator>Conrad Hein</dc:creator>
    <meta:document-statistic meta:table-count="5" meta:cell-count="4548" meta:object-count="0"/>
  </office:meta>
</office:document-meta>
</file>